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0700000009D4046A91AF0A8AF9.png" manifest:media-type="image/png"/>
  <manifest:file-entry manifest:full-path="Pictures/10000201000000080000000CB432D2E0FF6BC2E2.png" manifest:media-type="image/png"/>
  <manifest:file-entry manifest:full-path="Pictures/10000201000000340000000CBCE3A6B885F3F4F5.png" manifest:media-type="image/png"/>
  <manifest:file-entry manifest:full-path="Pictures/10000797000000CA0000013C81601CD6BA26791C.svg" manifest:media-type="image/svg+xml"/>
  <manifest:file-entry manifest:full-path="Pictures/1000044E000000C1000000F89E34DFF65D934F2C.svg" manifest:media-type="image/svg+xml"/>
  <manifest:file-entry manifest:full-path="Pictures/10000F860000056C00000145D4AB8F9C13020B6F.svg" manifest:media-type="image/svg+xml"/>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266017"/>
    </style:style>
    <style:style style:name="P2" style:family="paragraph" style:parent-style-name="Standard">
      <style:paragraph-properties fo:text-align="start" style:justify-single-word="false" style:writing-mode="lr-tb"/>
      <style:text-properties officeooo:rsid="00258bd5" officeooo:paragraph-rsid="00266017"/>
    </style:style>
    <style:style style:name="P3" style:family="paragraph" style:parent-style-name="Standard">
      <style:paragraph-properties fo:text-align="start" style:justify-single-word="false" style:writing-mode="lr-tb"/>
      <style:text-properties officeooo:rsid="00266017" officeooo:paragraph-rsid="00266017"/>
    </style:style>
    <style:style style:name="P4" style:family="paragraph" style:parent-style-name="Standard">
      <style:paragraph-properties fo:text-align="start" style:justify-single-word="false" style:writing-mode="lr-tb"/>
      <style:text-properties officeooo:rsid="0029b6a9" officeooo:paragraph-rsid="002ba2f8"/>
    </style:style>
    <style:style style:name="P5" style:family="paragraph" style:parent-style-name="Standard" style:master-page-name="Standard">
      <style:paragraph-properties fo:text-align="start" style:justify-single-word="false" style:page-number="auto" style:writing-mode="lr-tb"/>
      <style:text-properties officeooo:rsid="0024afb7" officeooo:paragraph-rsid="0024afb7"/>
    </style:style>
    <style:style style:name="P6" style:family="paragraph" style:parent-style-name="Standard">
      <style:paragraph-properties fo:text-align="start" style:justify-single-word="false" style:writing-mode="lr-tb"/>
      <style:text-properties fo:font-variant="normal" fo:text-transform="none" fo:color="#000000" style:font-name="Liberation Serif" fo:font-size="12pt" fo:letter-spacing="normal" fo:language="en" fo:country="US" fo:font-style="normal" fo:font-weight="normal" officeooo:rsid="0024afb7" officeooo:paragraph-rsid="0024afb7" style:letter-kerning="true" style:font-name-asian="Noto Serif CJK SC" style:font-size-asian="12pt" style:language-asian="zh" style:country-asian="CN" style:font-name-complex="Lohit Devanagari" style:font-size-complex="12pt" style:language-complex="hi" style:country-complex="IN"/>
    </style:style>
    <style:style style:name="P7" style:family="paragraph" style:parent-style-name="Standard">
      <style:paragraph-properties fo:text-align="start" style:justify-single-word="false" style:writing-mode="lr-tb"/>
      <style:text-properties fo:font-variant="normal" fo:text-transform="none" fo:color="#000000" style:font-name="Liberation Serif" fo:font-size="12pt" fo:letter-spacing="normal" fo:language="en" fo:country="US" fo:font-style="normal" fo:font-weight="normal" officeooo:rsid="0024b36d" officeooo:paragraph-rsid="00266017" style:letter-kerning="true" style:font-name-asian="Noto Serif CJK SC" style:font-size-asian="12pt" style:language-asian="zh" style:country-asian="CN" style:font-name-complex="Lohit Devanagari" style:font-size-complex="12pt" style:language-complex="hi" style:country-complex="IN"/>
    </style:style>
    <style:style style:name="P8" style:family="paragraph" style:parent-style-name="Standard">
      <style:paragraph-properties fo:text-align="start" style:justify-single-word="false" style:writing-mode="lr-tb"/>
      <style:text-properties fo:font-variant="normal" fo:text-transform="none" fo:color="#000000" style:font-name="Liberation Serif" fo:font-size="12pt" fo:letter-spacing="normal" fo:language="en" fo:country="US" fo:font-style="normal" fo:font-weight="normal" officeooo:rsid="00258bd5" officeooo:paragraph-rsid="00258bd5" style:letter-kerning="true" style:font-name-asian="Noto Serif CJK SC" style:font-size-asian="12pt" style:language-asian="zh" style:country-asian="CN" style:font-name-complex="Lohit Devanagari" style:font-size-complex="12pt" style:language-complex="hi" style:country-complex="IN"/>
    </style:style>
    <style:style style:name="P9" style:family="paragraph" style:parent-style-name="Standard">
      <style:paragraph-properties fo:text-align="start" style:justify-single-word="false" style:writing-mode="lr-tb"/>
      <style:text-properties fo:font-variant="normal" fo:text-transform="none" fo:color="#000000" style:font-name="Liberation Serif" fo:font-size="12pt" fo:letter-spacing="normal" fo:language="en" fo:country="US" fo:font-style="normal" fo:font-weight="normal" officeooo:rsid="00266017" officeooo:paragraph-rsid="00258bd5" style:letter-kerning="true" style:font-name-asian="Noto Serif CJK SC" style:font-size-asian="12pt" style:language-asian="zh" style:country-asian="CN" style:font-name-complex="Lohit Devanagari" style:font-size-complex="12pt" style:language-complex="hi" style:country-complex="IN"/>
    </style:style>
    <style:style style:name="P10" style:family="paragraph" style:parent-style-name="Standard">
      <style:paragraph-properties fo:text-align="start" style:justify-single-word="false" style:writing-mode="lr-tb"/>
      <style:text-properties fo:font-variant="normal" fo:text-transform="none" fo:color="#000000" style:font-name="Liberation Serif" fo:font-size="12pt" fo:letter-spacing="normal" fo:language="en" fo:country="US" fo:font-style="normal" fo:font-weight="normal" officeooo:rsid="0027f651" officeooo:paragraph-rsid="00266017"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Liberation Serif" fo:font-size="12pt" fo:letter-spacing="normal" fo:language="en" fo:country="US"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fo:font-variant="normal" fo:text-transform="none" fo:color="#000000" style:font-name="Liberation Serif" fo:font-size="12pt" fo:letter-spacing="normal" fo:language="en" fo:country="US" fo:font-style="normal" fo:font-weight="normal" officeooo:rsid="00245655"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fo:font-variant="normal" fo:text-transform="none" fo:color="#000000" style:font-name="Liberation Serif" fo:font-size="12pt" fo:letter-spacing="normal" fo:language="en" fo:country="US" fo:font-style="normal" fo:font-weight="normal" officeooo:rsid="0024afb7"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fo:font-variant="normal" fo:text-transform="none" fo:color="#000000" style:font-name="Liberation Serif" fo:font-size="12pt" fo:letter-spacing="normal" fo:language="en" fo:country="US" fo:font-style="normal" fo:font-weight="normal" officeooo:rsid="0024b36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fo:font-variant="normal" fo:text-transform="none" fo:color="#000000" style:font-name="Liberation Serif" fo:font-size="12pt" fo:letter-spacing="normal" fo:language="en" fo:country="US" fo:font-style="normal" fo:font-weight="normal" officeooo:rsid="00258bd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fo:font-variant="normal" fo:text-transform="none" fo:color="#000000" style:font-name="Liberation Serif" fo:font-size="12pt" fo:letter-spacing="normal" fo:language="en" fo:country="US" fo:font-style="normal" fo:font-weight="normal" officeooo:rsid="00266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fo:font-variant="normal" fo:text-transform="none" fo:color="#000000" style:font-name="Liberation Serif" fo:font-size="12pt" fo:letter-spacing="normal" fo:language="en" fo:country="US" fo:font-style="normal" fo:font-weight="normal" officeooo:rsid="0027f65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fo:font-variant="normal" fo:text-transform="none" fo:color="#000000" style:font-name="Liberation Serif" fo:font-size="12pt" fo:letter-spacing="normal" fo:language="en" fo:country="US" fo:font-style="normal" fo:font-weight="normal" officeooo:rsid="0029b6a9"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fo:font-variant="normal" fo:text-transform="none" fo:color="#000000" style:font-name="Liberation Serif" fo:font-size="12pt" fo:letter-spacing="normal" fo:language="en" fo:country="US" fo:font-style="normal" fo:font-weight="normal" officeooo:rsid="002ba2f8"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fo:font-variant="normal" fo:text-transform="none" fo:color="#000000" style:font-name="Liberation Serif" fo:font-size="12pt" fo:letter-spacing="normal" fo:language="en" fo:country="US" fo:font-style="normal" fo:font-weight="normal" officeooo:rsid="002ca58b" style:letter-kerning="true" style:font-name-asian="Noto Serif CJK SC" style:font-size-asian="12pt" style:language-asian="zh" style:country-asian="CN" style:font-name-complex="Lohit Devanagari" style:font-size-complex="12pt" style:language-complex="hi" style:country-complex="IN"/>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I</text:span><text:span text:style-name="T1">n this part, we used the same data from a Franke function to study the effect of L2 regularization, </text:span><text:span text:style-name="T10">i.e. Ridge regression,</text:span><text:span text:style-name="T1"> on the output model and its performance.</text:span></text:p>
      <text:p text:style-name="P6"/>
      <text:p text:style-name="P1"><text:span text:style-name="T3">For the hyper-parameter </text:span><text:span text:style-name="T3"><draw:g text:anchor-type="as-char" svg:y="-0.1165in" draw:z-index="0" draw:style-name="gr1"><svg:title>TexMaths</svg:title><svg:desc>12§display§\lambda§svg§600§FALSE§</svg:desc><draw:frame draw:style-name="gr2" draw:text-style-name="P11" svg:width="0.0906in" svg:height="0.1169in" svg:x="0in" svg:y="0in"><draw:image xlink:href="Pictures/1000044E000000C1000000F89E34DFF65D934F2C.svg" xlink:type="simple" xlink:show="embed" xlink:actuate="onLoad" loext:mime-type="image/svg+xml"><text:p/></draw:image><draw:image xlink:href="Pictures/100002010000000700000009D4046A91AF0A8AF9.png" xlink:type="simple" xlink:show="embed" xlink:actuate="onLoad" loext:mime-type="image/png"/></draw:frame></draw:g></text:span><text:span text:style-name="T3">, we used f</text:span><text:span text:style-name="T5">our</text:span><text:span text:style-name="T3"> different values on a log-scale from -4 to 1 to create f</text:span><text:span text:style-name="T5">our</text:span><text:span text:style-name="T3"> different models. </text:span><text:span text:style-name="T4">Specifically, these corresponds to the values 1.0 e-04, 4.6 e-03, 2.2 e-01, and 1.0.</text:span></text:p>
      <text:p text:style-name="P7"/>
      <text:p text:style-name="P1"><text:span text:style-name="T6">From the figures, it can be seen that a</text:span><text:span text:style-name="T5">s the value of lambda increases the parameters beta and their confidence intervals become more centered around zero</text:span><text:span text:style-name="T4">. </text:span><text:span text:style-name="T5">This is because a higher value of </text:span><text:span text:style-name="T5"><draw:g text:anchor-type="as-char" svg:y="-0.1165in" draw:z-index="1" draw:style-name="gr1"><svg:title>TexMaths</svg:title><svg:desc>12§display§\lambda§svg§600§FALSE§</svg:desc><draw:frame draw:style-name="gr2" draw:text-style-name="P11" svg:width="0.0906in" svg:height="0.1169in" svg:x="0in" svg:y="0in"><draw:image xlink:href="Pictures/1000044E000000C1000000F89E34DFF65D934F2C.svg" xlink:type="simple" xlink:show="embed" xlink:actuate="onLoad" loext:mime-type="image/svg+xml"><text:p/></draw:image><draw:image xlink:href="Pictures/100002010000000700000009D4046A91AF0A8AF9.png" xlink:type="simple" xlink:show="embed" xlink:actuate="onLoad" loext:mime-type="image/png"/></draw:frame></draw:g></text:span><text:span text:style-name="T5"><text:s/>places a higher penalty on high values of </text:span><text:span text:style-name="T5"><draw:g text:anchor-type="as-char" svg:y="-0.1165in" draw:z-index="2" draw:style-name="gr1"><svg:title>TexMaths</svg:title><svg:desc>12§display§\beta§svg§600§FALSE§</svg:desc><draw:frame draw:style-name="gr2" draw:text-style-name="P11" svg:width="0.0953in" svg:height="0.1496in" svg:x="0in" svg:y="0in"><draw:image xlink:href="Pictures/10000797000000CA0000013C81601CD6BA26791C.svg" xlink:type="simple" xlink:show="embed" xlink:actuate="onLoad" loext:mime-type="image/svg+xml"><text:p/></draw:image><draw:image xlink:href="Pictures/10000201000000080000000CB432D2E0FF6BC2E2.png" xlink:type="simple" xlink:show="embed" xlink:actuate="onLoad" loext:mime-type="image/png"/></draw:frame></draw:g></text:span><text:span text:style-name="T5">, thereby preventing it from taking large values, which can lead to over-fitting. </text:span></text:p>
      <text:p text:style-name="P8"/>
      <text:p text:style-name="P2"><text:span text:style-name="T1">In the same analysis, comparing the values of the Mean Squared Error across the used values of </text:span><text:span text:style-name="T1"><draw:g text:anchor-type="as-char" svg:y="-0.1165in" draw:z-index="3" draw:style-name="gr1"><svg:title>TexMaths</svg:title><svg:desc>12§display§\lambda§svg§600§FALSE§</svg:desc><draw:frame draw:style-name="gr2" draw:text-style-name="P11" svg:width="0.0906in" svg:height="0.1169in" svg:x="0in" svg:y="0in"><draw:image xlink:href="Pictures/1000044E000000C1000000F89E34DFF65D934F2C.svg" xlink:type="simple" xlink:show="embed" xlink:actuate="onLoad" loext:mime-type="image/svg+xml"><text:p/></draw:image><draw:image xlink:href="Pictures/100002010000000700000009D4046A91AF0A8AF9.png" xlink:type="simple" xlink:show="embed" xlink:actuate="onLoad" loext:mime-type="image/png"/></draw:frame></draw:g></text:span><text:span text:style-name="T1"><text:s/>shows that </text:span><text:span text:style-name="T6">the error on the test set decreases with increasing values of lambda whereas the error of the training set increases. This is because, as discussed before, L2 regularization fights over-fitting. Therefore, for higher values of </text:span><text:span text:style-name="T6"><draw:g text:anchor-type="as-char" svg:y="-0.1165in" draw:z-index="4" draw:style-name="gr1"><svg:title>TexMaths</svg:title><svg:desc>12§display§\lambda§svg§600§FALSE§</svg:desc><draw:frame draw:style-name="gr2" draw:text-style-name="P11" svg:width="0.0906in" svg:height="0.1169in" svg:x="0in" svg:y="0in"><draw:image xlink:href="Pictures/1000044E000000C1000000F89E34DFF65D934F2C.svg" xlink:type="simple" xlink:show="embed" xlink:actuate="onLoad" loext:mime-type="image/svg+xml"><text:p/></draw:image><draw:image xlink:href="Pictures/100002010000000700000009D4046A91AF0A8AF9.png" xlink:type="simple" xlink:show="embed" xlink:actuate="onLoad" loext:mime-type="image/png"/></draw:frame></draw:g></text:span><text:span text:style-name="T6">, less emphasis is put on reproducing the training data set with its idiosyncrasies and more importance is placed on learning the general patterns in the training data. This, in turn, improves the model’s ability to generalize to data points that it has not seen before during training.</text:span></text:p>
      <text:p text:style-name="P9"/>
      <text:p text:style-name="P3"><text:span text:style-name="T1">Next, we applied the bootstrapping method to ridge regression to compare it with the results from OLS regression, and study its behavior in the bias-variance trade-off. </text:span><text:span text:style-name="T7">The same behavior of decreasing bias and increasing variance is observed, </text:span><text:span text:style-name="T8">though, the bias’s behavior is more evident at low values of noise variance</text:span><text:span text:style-name="T7">. However, it it also important to note that as the value of lambda increases it takes the variance additional degrees to emerge and manifest itself. This is, again, expected because regularization fights over-fitting, which a model exhibits when the variance is high.</text:span></text:p>
      <text:p text:style-name="P10"/>
      <text:p text:style-name="P4"><text:span text:style-name="T7">M</text:span><text:span text:style-name="T1">oving into cross-validation, </text:span><text:span text:style-name="T9">the ridge regression model gives a lower estimate of the MSE than OLS at all values of lambda and both number of folds, except at </text:span><text:span text:style-name="T9"><draw:g text:anchor-type="as-char" svg:y="-0.1535in" draw:z-index="5" draw:style-name="gr1"><svg:title>TexMaths</svg:title><svg:desc>12§display§$\lambda = 10^{-1}$§svg§600§FALSE§</svg:desc><draw:frame draw:style-name="gr2" draw:text-style-name="P11" svg:width="0.6551in" svg:height="0.1539in" svg:x="0in" svg:y="0in"><draw:image xlink:href="Pictures/10000F860000056C00000145D4AB8F9C13020B6F.svg" xlink:type="simple" xlink:show="embed" xlink:actuate="onLoad" loext:mime-type="image/svg+xml"><text:p/></draw:image><draw:image xlink:href="Pictures/10000201000000340000000CBCE3A6B885F3F4F5.png" xlink:type="simple" xlink:show="embed" xlink:actuate="onLoad" loext:mime-type="image/png"/></draw:frame></draw:g></text:span><text:span text:style-name="T9"><text:s/>with five folds. Moreover, similar to the case with OLS, again, cross-validation gives a lower estimate of the error compared to bootstrap.</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4T10:19:07</meta:creation-date>
    <dc:language>en-US</dc:language>
    <dc:date>2020-10-04T19:42:43.678263234</dc:date>
    <meta:editing-cycles>14</meta:editing-cycles>
    <meta:editing-duration>PT12H4M29S</meta:editing-duration>
    <meta:generator>LibreOffice/6.3.5.2$Linux_X86_64 LibreOffice_project/30$Build-2</meta:generator>
    <meta:document-statistic meta:table-count="0" meta:image-count="0" meta:object-count="0" meta:page-count="1" meta:paragraph-count="6" meta:word-count="362" meta:character-count="2186" meta:non-whitespace-character-count="1826"/>
  </office:meta>
</office:document-meta>
</file>